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963" officeooo:paragraph-rsid="0018f9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ryfly@etryfly:/$ ssh -p 6789 188025@172.16.80.213</text:p>
      <text:p text:style-name="P1">^C</text:p>
      <text:p text:style-name="P1">etryfly@etryfly:/$ ssh <text:s/>188025@172.16.80.213</text:p>
      <text:p text:style-name="P1">^C</text:p>
      <text:p text:style-name="P1">etryfly@etryfly:/$ ssh 188025@172.16.80.213</text:p>
      <text:p text:style-name="P1">188025@172.16.80.213's password: </text:p>
      <text:p text:style-name="P1">Permission denied, please try again.</text:p>
      <text:p text:style-name="P1">188025@172.16.80.213's password: </text:p>
      <text:p text:style-name="P1"/>
      <text:p text:style-name="P1">etryfly@etryfly:/$ ls</text:p>
      <text:p text:style-name="P1">bin <text:s text:c="2"/>dev <text:s/>home <text:s text:c="7"/>initrd.img.old <text:s/>lib64 <text:s text:c="6"/>media <text:s/>opt <text:s text:c="2"/>root <text:s/>sbin <text:s/>sys <text:s/>usr <text:s/>vmlinuz</text:p>
      <text:p text:style-name="P1">boot <text:s/>etc <text:s/>initrd.img <text:s/>lib <text:s text:c="12"/>lost+found <text:s/>mnt <text:s text:c="3"/>proc <text:s/>run <text:s text:c="2"/>srv <text:s text:c="2"/>tmp <text:s/>var <text:s/>vmlinuz.old</text:p>
      <text:p text:style-name="P1">etryfly@etryfly:/$ ls -l</text:p>
      <text:p text:style-name="P1">итого 84</text:p>
      <text:p text:style-name="P1">drwxr-xr-x <text:s text:c="2"/>2 root root <text:s/>4096 авг 26 09:47 bin</text:p>
      <text:p text:style-name="P1">drwxr-xr-x <text:s text:c="2"/>4 root root <text:s/>4096 авг 27 17:49 boot</text:p>
      <text:p text:style-name="P1">drwxr-xr-x <text:s/>19 root root <text:s/>3080 сен 13 12:20 dev</text:p>
      <text:p text:style-name="P1">drwxr-xr-x 151 root root 12288 сен 15 12:04 etc</text:p>
      <text:p text:style-name="P1">drwxr-xr-x <text:s text:c="2"/>3 root root <text:s/>4096 авг 26 09:49 home</text:p>
      <text:p text:style-name="P1">lrwxrwxrwx <text:s text:c="2"/>1 root root <text:s text:c="3"/>29 авг 25 22:49 initrd.img -&gt; boot/initrd.img-4.9.0-7-amd64</text:p>
      <text:p text:style-name="P1">lrwxrwxrwx <text:s text:c="2"/>1 root root <text:s text:c="3"/>29 авг 25 22:49 initrd.img.old -&gt; boot/initrd.img-4.9.0-7-amd64</text:p>
      <text:p text:style-name="P1">drwxr-xr-x <text:s/>16 root root <text:s/>4096 авг 26 09:27 lib</text:p>
      <text:p text:style-name="P1">drwxr-xr-x <text:s text:c="2"/>2 root root <text:s/>4096 авг 25 22:44 lib64</text:p>
      <text:p text:style-name="P1">drwx------ <text:s text:c="2"/>2 root root 16384 авг 25 22:42 lost+found</text:p>
      <text:p text:style-name="P1">drwxr-xr-x <text:s text:c="2"/>4 root root <text:s/>4096 авг 27 17:26 media</text:p>
      <text:p text:style-name="P1">drwxr-xr-x <text:s text:c="2"/>2 root root <text:s/>4096 авг 25 22:43 mnt</text:p>
      <text:p text:style-name="P1">drwxr-xr-x <text:s text:c="2"/>2 root root <text:s/>4096 авг 25 22:43 opt</text:p>
      <text:p text:style-name="P1">dr-xr-xr-x 220 root root <text:s text:c="4"/>0 сен 13 12:20 proc</text:p>
      <text:p text:style-name="P1">drwx------ <text:s/>10 root root <text:s/>4096 сен <text:s/>8 10:38 root</text:p>
      <text:p text:style-name="P1">drwxr-xr-x <text:s/>27 root root <text:s text:c="2"/>760 сен 15 11:59 run</text:p>
      <text:p text:style-name="P1">drwxr-xr-x <text:s text:c="2"/>2 root root <text:s/>4096 авг 26 09:52 sbin</text:p>
      <text:p text:style-name="P1">drwxr-xr-x <text:s text:c="2"/>2 root root <text:s/>4096 авг 25 22:43 srv</text:p>
      <text:p text:style-name="P1">dr-xr-xr-x <text:s/>13 root root <text:s text:c="4"/>0 сен 13 12:20 sys</text:p>
      <text:p text:style-name="P1">drwxrwxrwt <text:s/>17 root root <text:s/>4096 сен 15 12:17 tmp</text:p>
      <text:p text:style-name="P1">drwxr-xr-x <text:s/>10 root root <text:s/>4096 авг 25 22:43 usr</text:p>
      <text:p text:style-name="P1">drwxr-xr-x <text:s/>12 root root <text:s/>4096 сен 15 11:57 var</text:p>
      <text:p text:style-name="P1">lrwxrwxrwx <text:s text:c="2"/>1 root root <text:s text:c="3"/>26 авг 25 22:49 vmlinuz -&gt; boot/vmlinuz-4.9.0-7-amd64</text:p>
      <text:p text:style-name="P1">lrwxrwxrwx <text:s text:c="2"/>1 root root <text:s text:c="3"/>26 авг 25 22:49 vmlinuz.old -&gt; boot/vmlinuz-4.9.0-7-amd64</text:p>
      <text:p text:style-name="P1">etryfly@etryfly:/$ ls -a</text:p>
      <text:p text:style-name="P1">. <text:s text:c="2"/>bin <text:s text:c="2"/>.cache <text:s/>etc <text:s text:c="2"/>initrd.img <text:s text:c="5"/>lib <text:s text:c="3"/>lost+found <text:s/>mnt <text:s/>proc <text:s/>run <text:s text:c="2"/>srv <text:s/>tmp <text:s/>var <text:s text:c="5"/>vmlinuz.old</text:p>
      <text:p text:style-name="P1">.. <text:s/>boot <text:s/>dev <text:s text:c="4"/>home <text:s/>initrd.img.old <text:s/>lib64 <text:s/>media <text:s text:c="6"/>opt <text:s/>root <text:s/>sbin <text:s/>sys <text:s/>usr <text:s/>vmlinuz</text:p>
      <text:p text:style-name="P1">etryfly@etryfly:/$ ls -laF</text:p>
      <text:p text:style-name="P1">итого 96</text:p>
      <text:p text:style-name="P1">drwxr-xr-x <text:s/>23 root root <text:s/>4096 сен 15 10:17 ./</text:p>
      <text:p text:style-name="P1">drwxr-xr-x <text:s/>23 root root <text:s/>4096 сен 15 10:17 ../</text:p>
      <text:p text:style-name="P1">drwxr-xr-x <text:s text:c="2"/>2 root root <text:s/>4096 авг 26 09:47 bin/</text:p>
      <text:p text:style-name="P1">drwxr-xr-x <text:s text:c="2"/>4 root root <text:s/>4096 авг 27 17:49 boot/</text:p>
      <text:p text:style-name="P1">drwx------ <text:s text:c="2"/>2 root root <text:s/>4096 авг 26 09:29 .cache/</text:p>
      <text:p text:style-name="P1">drwxr-xr-x <text:s/>19 root root <text:s/>3080 сен 13 12:20 dev/</text:p>
      <text:p text:style-name="P1">drwxr-xr-x 151 root root 12288 сен 15 12:04 etc/</text:p>
      <text:p text:style-name="P1">drwxr-xr-x <text:s text:c="2"/>3 root root <text:s/>4096 авг 26 09:49 home/</text:p>
      <text:p text:style-name="P1">lrwxrwxrwx <text:s text:c="2"/>1 root root <text:s text:c="3"/>29 авг 25 22:49 initrd.img -&gt; boot/initrd.img-4.9.0-7-amd64</text:p>
      <text:p text:style-name="P1"><text:soft-page-break/>lrwxrwxrwx <text:s text:c="2"/>1 root root <text:s text:c="3"/>29 авг 25 22:49 initrd.img.old -&gt; boot/initrd.img-4.9.0-7-amd64</text:p>
      <text:p text:style-name="P1">drwxr-xr-x <text:s/>16 root root <text:s/>4096 авг 26 09:27 lib/</text:p>
      <text:p text:style-name="P1">drwxr-xr-x <text:s text:c="2"/>2 root root <text:s/>4096 авг 25 22:44 lib64/</text:p>
      <text:p text:style-name="P1">drwx------ <text:s text:c="2"/>2 root root 16384 авг 25 22:42 lost+found/</text:p>
      <text:p text:style-name="P1">drwxr-xr-x <text:s text:c="2"/>4 root root <text:s/>4096 авг 27 17:26 media/</text:p>
      <text:p text:style-name="P1">drwxr-xr-x <text:s text:c="2"/>2 root root <text:s/>4096 авг 25 22:43 mnt/</text:p>
      <text:p text:style-name="P1">drwxr-xr-x <text:s text:c="2"/>2 root root <text:s/>4096 авг 25 22:43 opt/</text:p>
      <text:p text:style-name="P1">dr-xr-xr-x 220 root root <text:s text:c="4"/>0 сен 13 12:20 proc/</text:p>
      <text:p text:style-name="P1">drwx------ <text:s/>10 root root <text:s/>4096 сен <text:s/>8 10:38 root/</text:p>
      <text:p text:style-name="P1">drwxr-xr-x <text:s/>27 root root <text:s text:c="2"/>760 сен 15 11:59 run/</text:p>
      <text:p text:style-name="P1">drwxr-xr-x <text:s text:c="2"/>2 root root <text:s/>4096 авг 26 09:52 sbin/</text:p>
      <text:p text:style-name="P1">drwxr-xr-x <text:s text:c="2"/>2 root root <text:s/>4096 авг 25 22:43 srv/</text:p>
      <text:p text:style-name="P1">dr-xr-xr-x <text:s/>13 root root <text:s text:c="4"/>0 сен 15 12:21 sys/</text:p>
      <text:p text:style-name="P1">drwxrwxrwt <text:s/>17 root root <text:s/>4096 сен 15 12:17 tmp/</text:p>
      <text:p text:style-name="P1">drwxr-xr-x <text:s/>10 root root <text:s/>4096 авг 25 22:43 usr/</text:p>
      <text:p text:style-name="P1">drwxr-xr-x <text:s/>12 root root <text:s/>4096 сен 15 11:57 var/</text:p>
      <text:p text:style-name="P1">lrwxrwxrwx <text:s text:c="2"/>1 root root <text:s text:c="3"/>26 авг 25 22:49 vmlinuz -&gt; boot/vmlinuz-4.9.0-7-amd64</text:p>
      <text:p text:style-name="P1">lrwxrwxrwx <text:s text:c="2"/>1 root root <text:s text:c="3"/>26 авг 25 22:49 vmlinuz.old -&gt; boot/vmlinuz-4.9.0-7-amd64</text:p>
      <text:p text:style-name="P1">etryfly@etryfly:/$ whoami</text:p>
      <text:p text:style-name="P1">etryfly</text:p>
      <text:p text:style-name="P1">etryfly@etryfly:/$ tty</text:p>
      <text:p text:style-name="P1">/dev/pts/1</text:p>
      <text:p text:style-name="P1">etryfly@etryfly:/$ hostname</text:p>
      <text:p text:style-name="P1">etryfly</text:p>
      <text:p text:style-name="P1">etryfly@etryfly:/$ uname -a</text:p>
      <text:p text:style-name="P1">Linux etryfly 4.9.0-7-amd64 #1 SMP Debian 4.9.110-3+deb9u2 (2018-08-13) x86_64 GNU/Linux</text:p>
      <text:p text:style-name="P1">etryfly@etryfly:/$ pwd</text:p>
      <text:p text:style-name="P1">/</text:p>
      <text:p text:style-name="P1">etryfly@etryfly:/$ man</text:p>
      <text:p text:style-name="P1">Какая справочная страница вам нужна?</text:p>
      <text:p text:style-name="P1">etryfly@etryfly:/$ man man</text:p>
      <text:p text:style-name="P1">etryfly@etryfly:/$ man ls</text:p>
      <text:p text:style-name="P1">etryfly@etryfly:/$ cd ~/Документы/Лабы/</text:p>
      <text:p text:style-name="P1">etryfly@etryfly:~/Документы/Лабы$ ls</text:p>
      <text:p text:style-name="P1">l02-2018-1.pdf <text:s/>lab1.sh <text:s/>yes.sh</text:p>
      <text:p text:style-name="P1">etryfly@etryfly:~/Документы/Лабы$ cat &gt; f1.txt</text:p>
      <text:p text:style-name="P1">test1</text:p>
      <text:p text:style-name="P1">etryfly@etryfly:~/Документы/Лабы$ cat f1.txt </text:p>
      <text:p text:style-name="P1">test1</text:p>
      <text:p text:style-name="P1">etryfly@etryfly:~/Документы/Лабы$ sudo nano f1.txt </text:p>
      <text:p text:style-name="P1">[sudo] пароль для etryfly: </text:p>
      <text:p text:style-name="P1">etryfly@etryfly:~/Документы/Лабы$ cp f1.txt f2.txt</text:p>
      <text:p text:style-name="P1">etryfly@etryfly:~/Документы/Лабы$ ls</text:p>
      <text:p text:style-name="P1">f1.txt <text:s/>f2.txt <text:s/>l02-2018-1.pdf <text:s/>lab1.sh <text:s/>yes.sh</text:p>
      <text:p text:style-name="P1">etryfly@etryfly:~/Документы/Лабы$ cat f1.txt f2.txt &gt;&gt; f3.txt</text:p>
      <text:p text:style-name="P1">etryfly@etryfly:~/Документы/Лабы$ ls</text:p>
      <text:p text:style-name="P1">f1.txt <text:s/>f2.txt <text:s/>f3.txt <text:s/>l02-2018-1.pdf <text:s/>lab1.sh <text:s/>yes.sh</text:p>
      <text:p text:style-name="P1">etryfly@etryfly:~/Документы/Лабы$ cat f3.txt </text:p>
      <text:p text:style-name="P1">test1</text:p>
      <text:p text:style-name="P1">test1</text:p>
      <text:p text:style-name="P1">etryfly@etryfly:~/Документы/Лабы$ rm f1.txt f2.txt </text:p>
      <text:p text:style-name="P1">etryfly@etryfly:~/Документы/Лабы$ ls</text:p>
      <text:p text:style-name="P1"><text:soft-page-break/>f3.txt <text:s/>l02-2018-1.pdf <text:s/>lab1.sh <text:s/>yes.sh</text:p>
      <text:p text:style-name="P1">etryfly@etryfly:~/Документы/Лабы$ mkdir lab1</text:p>
      <text:p text:style-name="P1">etryfly@etryfly:~/Документы/Лабы$ mv f3.txt lab1</text:p>
      <text:p text:style-name="P1">lab1/ <text:s text:c="3"/>lab1.sh <text:s/></text:p>
      <text:p text:style-name="P1">etryfly@etryfly:~/Документы/Лабы$ mv f3.txt lab1</text:p>
      <text:p text:style-name="P1">etryfly@etryfly:~/Документы/Лабы$ cd lab1</text:p>
      <text:p text:style-name="P1">etryfly@etryfly:~/Документы/Лабы/lab1$ l;s</text:p>
      <text:p text:style-name="P1">bash: l: команда не найдена</text:p>
      <text:p text:style-name="P1">bash: s: команда не найдена</text:p>
      <text:p text:style-name="P1">etryfly@etryfly:~/Документы/Лабы/lab1$ ls</text:p>
      <text:p text:style-name="P1">f3.txt</text:p>
      <text:p text:style-name="P1">etryfly@etryfly:~/Документы/Лабы/lab1$ gnuplot</text:p>
      <text:p text:style-name="P1"/>
      <text:p text:style-name="P1"><text:tab/>G N U P L O T</text:p>
      <text:p text:style-name="P1"><text:tab/>Version 5.0 patchlevel 5 <text:s text:c="3"/>last modified 2016-10-02</text:p>
      <text:p text:style-name="P1"/>
      <text:p text:style-name="P1"><text:tab/>Copyright (C) 1986-1993, 1998, 2004, 2007-2016</text:p>
      <text:p text:style-name="P1"><text:tab/>Thomas Williams, Colin Kelley and many others</text:p>
      <text:p text:style-name="P1"/>
      <text:p text:style-name="P1"><text:tab/>gnuplot home: <text:s text:c="4"/>http://www.gnuplot.info</text:p>
      <text:p text:style-name="P1"><text:tab/>faq, bugs, etc: <text:s text:c="2"/>type "help FAQ"</text:p>
      <text:p text:style-name="P1"><text:tab/>immediate help: <text:s text:c="2"/>type "help" <text:s/>(plot window: hit 'h')</text:p>
      <text:p text:style-name="P1"/>
      <text:p text:style-name="P1">Terminal type set to 'qt'</text:p>
      <text:p text:style-name="P1">gnuplot&gt; plot six(x)</text:p>
      <text:p text:style-name="P1"><text:s text:c="9"/>undefined function: six</text:p>
      <text:p text:style-name="P1"/>
      <text:p text:style-name="P1">gnuplot&gt; plot sin(x)</text:p>
      <text:p text:style-name="P1">gnuplot&gt; </text:p>
      <text:p text:style-name="P1">gnuplot&gt; exit</text:p>
      <text:p text:style-name="P1">etryfly@etryfly:~/Документы/Лабы/lab1$ date</text:p>
      <text:p text:style-name="P1">Сб сен 15 12:29:34 MSK 2018</text:p>
      <text:p text:style-name="P1">etryfly@etryfly:~/Документы/Лабы/lab1$ pwd</text:p>
      <text:p text:style-name="P1">/home/etryfly/Документы/Лабы/lab1</text:p>
      <text:p text:style-name="P1">etryfly@etryfly:~/Документы/Лабы/lab1$ cp ../lab1</text:p>
      <text:p text:style-name="P1">lab1/ <text:s text:c="3"/>lab1.sh <text:s/></text:p>
      <text:p text:style-name="P1">etryfly@etryfly:~/Документы/Лабы/lab1$ cp ../lab1</text:p>
      <text:p text:style-name="P1">lab1/ <text:s text:c="3"/>lab1.sh <text:s/></text:p>
      <text:p text:style-name="P1">etryfly@etryfly:~/Документы/Лабы/lab1$ cp ../lab1.sh lab1</text:p>
      <text:p text:style-name="P1">etryfly@etryfly:~/Документы/Лабы/lab1$ ls</text:p>
      <text:p text:style-name="P1">f3.txt <text:s/>lab1</text:p>
      <text:p text:style-name="P1">etryfly@etryfly:~/Документы/Лабы/lab1$ mv lab1 lab1.sh</text:p>
      <text:p text:style-name="P1">etryfly@etryfly:~/Документы/Лабы/lab1$ ls</text:p>
      <text:p text:style-name="P1">f3.txt <text:s/>lab1.sh</text:p>
      <text:p text:style-name="P1">etryfly@etryfly:~/Документы/Лабы/lab1$ ./lab1.sh </text:p>
      <text:p text:style-name="P1">etryfly@etryfly:~/Документы/Лабы/lab1$ ls</text:p>
      <text:p text:style-name="P1">d1 <text:s/>d2 <text:s/>f1.txt <text:s/>f2.txt <text:s/>f3.txt <text:s/>lab1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2:32:22.239069682</meta:creation-date>
    <dc:date>2018-09-15T13:07:44.124967633</dc:date>
    <meta:editing-duration>PT25M11S</meta:editing-duration>
    <meta:editing-cycles>1</meta:editing-cycles>
    <meta:document-statistic meta:table-count="0" meta:image-count="0" meta:object-count="0" meta:page-count="3" meta:paragraph-count="145" meta:word-count="807" meta:character-count="6029" meta:non-whitespace-character-count="5041"/>
    <meta:generator>LibreOffice/5.2.7.2$Linux_X86_64 LibreOffice_project/20m0$Build-2</meta:generator>
  </office:meta>
</office:document-meta>
</file>